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5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Part</text:p>
          </table:table-cell>
          <table:table-cell office:value-type="string">
            <text:p>Qty.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ATMega644P</text:p>
          </table:table-cell>
          <table:table-cell office:value-type="float" office:value="1">
            <text:p>1</text:p>
          </table:table-cell>
          <table:table-cell office:value-type="currency" office:currency="EUR" office:value="5.2">
            <text:p>5,20 €</text:p>
          </table:table-cell>
          <table:table-cell table:formula="oooc:=[.B3]*[.C3]" office:value-type="currency" office:currency="EUR" office:value="5.2">
            <text:p>5,20 €</text:p>
          </table:table-cell>
          <table:table-cell office:value-type="string">
            <text:p>ca.</text:p>
          </table:table-cell>
          <table:table-cell table:number-columns-repeated="4"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EUR" office:value="3">
            <text:p>3,00 €</text:p>
          </table:table-cell>
          <table:table-cell table:formula="oooc:=[.B4]*[.C4]" office:value-type="currency" office:currency="EUR" office:value="3">
            <text:p>3,00 €</text:p>
          </table:table-cell>
          <table:table-cell table:number-columns-repeated="5"/>
        </table:table-row>
        <table:table-row table:style-name="ro1">
          <table:table-cell office:value-type="string">
            <text:p>18,432 MHz SMD</text:p>
          </table:table-cell>
          <table:table-cell office:value-type="float" office:value="1">
            <text:p>1</text:p>
          </table:table-cell>
          <table:table-cell office:value-type="currency" office:currency="EUR" office:value="0.25">
            <text:p>0,25 €</text:p>
          </table:table-cell>
          <table:table-cell table:formula="oooc:=[.B5]*[.C5]" office:value-type="currency" office:currency="EUR" office:value="0.25">
            <text:p>0,25 €</text:p>
          </table:table-cell>
          <table:table-cell table:number-columns-repeated="3"/>
          <table:table-cell office:value-type="string">
            <text:p>Bus:</text:p>
          </table:table-cell>
          <table:table-cell table:formula="oooc:=[.E13]+[.E19]+[.E26]" office:value-type="currency" office:currency="EUR" office:value="19.22">
            <text:p>19,22 €</text:p>
          </table:table-cell>
        </table:table-row>
        <table:table-row table:style-name="ro1">
          <table:table-cell office:value-type="string">
            <text:p>AKL 059-2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B6]*[.C6]" office:value-type="currency" office:currency="EUR" office:value="0.15">
            <text:p>0,15 €</text:p>
          </table:table-cell>
          <table:table-cell table:number-columns-repeated="5"/>
        </table:table-row>
        <table:table-row table:style-name="ro1">
          <table:table-cell office:value-type="string">
            <text:p>IRF7103</text:p>
          </table:table-cell>
          <table:table-cell office:value-type="float" office:value="2">
            <text:p>2</text:p>
          </table:table-cell>
          <table:table-cell office:value-type="currency" office:currency="EUR" office:value="0.26">
            <text:p>0,26 €</text:p>
          </table:table-cell>
          <table:table-cell table:formula="oooc:=[.B7]*[.C7]" office:value-type="currency" office:currency="EUR" office:value="0.52">
            <text:p>0,52 €</text:p>
          </table:table-cell>
          <table:table-cell table:number-columns-repeated="5"/>
        </table:table-row>
        <table:table-row table:style-name="ro1">
          <table:table-cell office:value-type="string">
            <text:p>100k</text:p>
          </table:table-cell>
          <table:table-cell office:value-type="float" office:value="5">
            <text:p>5</text:p>
          </table:table-cell>
          <table:table-cell office:value-type="currency" office:currency="EUR" office:value="0.01">
            <text:p>0,01 €</text:p>
          </table:table-cell>
          <table:table-cell table:formula="oooc:=[.B8]*[.C8]" office:value-type="currency" office:currency="EUR" office:value="0.05">
            <text:p>0,05 €</text:p>
          </table:table-cell>
          <table:table-cell table:number-columns-repeated="5"/>
        </table:table-row>
        <table:table-row table:style-name="ro1"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currency" office:currency="EUR" office:value="0.01">
            <text:p>0,01 €</text:p>
          </table:table-cell>
          <table:table-cell table:formula="oooc:=[.B9]*[.C9]" office:value-type="currency" office:currency="EUR" office:value="0.02">
            <text:p>0,02 €</text:p>
          </table:table-cell>
          <table:table-cell table:number-columns-repeated="5"/>
        </table:table-row>
        <table:table-row table:style-name="ro1">
          <table:table-cell office:value-type="string">
            <text:p>100nF</text:p>
          </table:table-cell>
          <table:table-cell office:value-type="float" office:value="4">
            <text:p>4</text:p>
          </table:table-cell>
          <table:table-cell office:value-type="currency" office:currency="EUR" office:value="0.02">
            <text:p>0,02 €</text:p>
          </table:table-cell>
          <table:table-cell table:formula="oooc:=[.B10]*[.C10]" office:value-type="currency" office:currency="EUR" office:value="0.08">
            <text:p>0,08 €</text:p>
          </table:table-cell>
          <table:table-cell table:number-columns-repeated="5"/>
        </table:table-row>
        <table:table-row table:style-name="ro1"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office:value-type="currency" office:currency="EUR" office:value="0.02">
            <text:p>0,02 €</text:p>
          </table:table-cell>
          <table:table-cell table:formula="oooc:=[.B11]*[.C11]" office:value-type="currency" office:currency="EUR" office:value="0.04">
            <text:p>0,04 €</text:p>
          </table:table-cell>
          <table:table-cell table:number-columns-repeated="5"/>
        </table:table-row>
        <table:table-row table:style-name="ro1">
          <table:table-cell office:value-type="string">
            <text:p>DC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C12]*[.B12]" office:value-type="currency" office:currency="EUR" office:value="0.15">
            <text:p>0,15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SUM([.D3:.D12])" office:value-type="currency" office:currency="EUR" office:value="9.46">
            <text:p>9,46 €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RFM12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,50 €</text:p>
          </table:table-cell>
          <table:table-cell table:formula="oooc:=[.B15]*[.C15]" office:value-type="currency" office:currency="EUR" office:value="4.5">
            <text:p>4,50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[.D15]" office:value-type="currency" office:currency="EUR" office:value="4.5">
            <text:p>4,50 €</text:p>
          </table:table-cell>
          <table:table-cell table:number-columns-repeated="4"/>
        </table:table-row>
        <table:table-row table:style-name="ro1">
          <table:table-cell office:value-type="string">
            <text:p>MAX487 CSA</text:p>
          </table:table-cell>
          <table:table-cell office:value-type="float" office:value="1">
            <text:p>1</text:p>
          </table:table-cell>
          <table:table-cell office:value-type="currency" office:currency="EUR" office:value="1.82">
            <text:p>1,82 €</text:p>
          </table:table-cell>
          <table:table-cell table:formula="oooc:=[.B17]*[.C17]" office:value-type="currency" office:currency="EUR" office:value="1.82">
            <text:p>1,82 €</text:p>
          </table:table-cell>
          <table:table-cell table:number-columns-repeated="5"/>
        </table:table-row>
        <table:table-row table:style-name="ro1">
          <table:table-cell office:value-type="string">
            <text:p>AKL 166-4</text:p>
          </table:table-cell>
          <table:table-cell office:value-type="float" office:value="1">
            <text:p>1</text:p>
          </table:table-cell>
          <table:table-cell office:value-type="currency" office:currency="EUR" office:value="0.84">
            <text:p>0,84 €</text:p>
          </table:table-cell>
          <table:table-cell table:formula="oooc:=[.B18]*[.C18]" office:value-type="currency" office:currency="EUR" office:value="0.84">
            <text:p>0,84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SUM([.D17:.D18])" office:value-type="currency" office:currency="EUR" office:value="2.66">
            <text:p>2,66 €</text:p>
          </table:table-cell>
          <table:table-cell table:number-columns-repeated="4"/>
        </table:table-row>
        <table:table-row table:style-name="ro1">
          <table:table-cell office:value-type="string">
            <text:p>FT232R</text:p>
          </table:table-cell>
          <table:table-cell office:value-type="float" office:value="1">
            <text:p>1</text:p>
          </table:table-cell>
          <table:table-cell office:value-type="currency" office:currency="EUR" office:value="3.19">
            <text:p>3,19 €</text:p>
          </table:table-cell>
          <table:table-cell table:formula="oooc:=[.B20]*[.C20]" office:value-type="currency" office:currency="EUR" office:value="3.19">
            <text:p>3,19 €</text:p>
          </table:table-cell>
          <table:table-cell table:number-columns-repeated="5"/>
        </table:table-row>
        <table:table-row table:style-name="ro1">
          <table:table-cell office:value-type="string">
            <text:p>MINI-USB B SMD</text:p>
          </table:table-cell>
          <table:table-cell office:value-type="float" office:value="1">
            <text:p>1</text:p>
          </table:table-cell>
          <table:table-cell office:value-type="currency" office:currency="EUR" office:value="0.42">
            <text:p>0,42 €</text:p>
          </table:table-cell>
          <table:table-cell table:formula="oooc:=[.B21]*[.C21]" office:value-type="currency" office:currency="EUR" office:value="0.42">
            <text:p>0,42 €</text:p>
          </table:table-cell>
          <table:table-cell table:number-columns-repeated="5"/>
        </table:table-row>
        <table:table-row table:style-name="ro1"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office:value-type="currency" office:currency="EUR" office:value="0.02">
            <text:p>0,02 €</text:p>
          </table:table-cell>
          <table:table-cell table:formula="oooc:=[.B22]*[.C22]" office:value-type="currency" office:currency="EUR" office:value="0.06">
            <text:p>0,06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SUM([.D20:.D22])" office:value-type="currency" office:currency="EUR" office:value="3.67">
            <text:p>3,67 €</text:p>
          </table:table-cell>
          <table:table-cell table:number-columns-repeated="4"/>
        </table:table-row>
        <table:table-row table:style-name="ro1">
          <table:table-cell office:value-type="string">
            <text:p>DX RGB</text:p>
          </table:table-cell>
          <table:table-cell office:value-type="float" office:value="1">
            <text:p>1</text:p>
          </table:table-cell>
          <table:table-cell office:value-type="currency" office:currency="EUR" office:value="6">
            <text:p>6,00 €</text:p>
          </table:table-cell>
          <table:table-cell table:formula="oooc:=[.B24]*[.C24]" office:value-type="currency" office:currency="EUR" office:value="6">
            <text:p>6,00 €</text:p>
          </table:table-cell>
          <table:table-cell table:number-columns-repeated="5"/>
        </table:table-row>
        <table:table-row table:style-name="ro1">
          <table:table-cell office:value-type="string">
            <text:p>Heatsink</text:p>
          </table:table-cell>
          <table:table-cell office:value-type="float" office:value="1">
            <text:p>1</text:p>
          </table:table-cell>
          <table:table-cell office:value-type="currency" office:currency="EUR" office:value="1.1">
            <text:p>1,10 €</text:p>
          </table:table-cell>
          <table:table-cell table:formula="oooc:=[.B25]*[.C25]" office:value-type="currency" office:currency="EUR" office:value="1.1">
            <text:p>1,10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SUM([.D24:.D25])" office:value-type="currency" office:currency="EUR" office:value="7.1">
            <text:p>7,10 €</text:p>
          </table:table-cell>
          <table:table-cell table:number-columns-repeated="4"/>
        </table:table-row>
        <table:table-row table:style-name="ro1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currency" office:currency="EUR" office:value="3.89">
            <text:p>3,89 €</text:p>
          </table:table-cell>
          <table:table-cell table:formula="oooc:=[.B27]*[.C27]" office:value-type="currency" office:currency="EUR" office:value="3.89">
            <text:p>3,89 €</text:p>
          </table:table-cell>
          <table:table-cell table:number-columns-repeated="5"/>
        </table:table-row>
        <table:table-row table:style-name="ro1">
          <table:table-cell office:value-type="string">
            <text:p>DC</text:p>
          </table:table-cell>
          <table:table-cell office:value-type="float" office:value="1">
            <text:p>1</text:p>
          </table:table-cell>
          <table:table-cell office:value-type="currency" office:currency="EUR" office:value="0.15">
            <text:p>0,15 €</text:p>
          </table:table-cell>
          <table:table-cell table:formula="oooc:=[.C28]*[.B28]" office:value-type="currency" office:currency="EUR" office:value="0.15">
            <text:p>0,15 €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ooc:=SUM([.D27:.D28])" office:value-type="currency" office:currency="EUR" office:value="4.04">
            <text:p>4,04 €</text:p>
          </table:table-cell>
          <table:table-cell table:number-columns-repeated="4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 office:value-type="currency" office:currency="EUR" office:value="4">
            <text:p>4,00 €</text:p>
          </table:table-cell>
          <table:table-cell table:formula="oooc:=[.B30]*[.C30]" office:value-type="currency" office:currency="EUR" office:value="4">
            <text:p>4,00 €</text:p>
          </table:table-cell>
          <table:table-cell table:number-columns-repeated="5"/>
        </table:table-row>
        <table:table-row table:style-name="ro1">
          <table:table-cell office:value-type="string">
            <text:p>Tsop 1736</text:p>
          </table:table-cell>
          <table:table-cell office:value-type="float" office:value="1">
            <text:p>1</text:p>
          </table:table-cell>
          <table:table-cell office:value-type="currency" office:currency="EUR" office:value="1.1">
            <text:p>1,10 €</text:p>
          </table:table-cell>
          <table:table-cell table:formula="oooc:=[.B31]*[.C31]" office:value-type="currency" office:currency="EUR" office:value="1.1">
            <text:p>1,10 €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ooc:=SUM([.D30:.D31])" office:value-type="currency" office:currency="EUR" office:value="5.1">
            <text:p>5,10 €</text:p>
          </table:table-cell>
          <table:table-cell/>
          <table:table-cell office:value-type="string">
            <text:p>ohne lampe:</text:p>
          </table:table-cell>
          <table:table-cell table:formula="oooc:=SUM([.E13:.E32])" office:value-type="currency" office:currency="EUR" office:value="36.53">
            <text:p>36,53 €</text:p>
          </table:table-cell>
          <table:table-cell/>
        </table:table-row>
        <table:table-row table:style-name="ro1">
          <table:table-cell office:value-type="string">
            <text:p>Ikea Lamp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ooc:=[.B33]*[.C33]" office:value-type="currency" office:currency="EUR" office:value="9">
            <text:p>9,00 €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ooc:=SUM([.D33])" office:value-type="currency" office:currency="EUR" office:value="9">
            <text:p>9,00 €</text:p>
          </table:table-cell>
          <table:table-cell/>
          <table:table-cell office:value-type="string">
            <text:p>preis nach wiki:</text:p>
          </table:table-cell>
          <table:table-cell office:value-type="float" office:value="43">
            <text:p>4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ull:</text:p>
          </table:table-cell>
          <table:table-cell table:formula="oooc:=SUM([.E13:.E34])" office:value-type="currency" office:currency="EUR" office:value="45.53">
            <text:p>45,53 €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ld:</text:p>
          </table:table-cell>
          <table:table-cell table:formula="oooc:=SUM([.E13];[.E26];[.E29];[.E32];[.E34])" office:value-type="currency" office:currency="EUR" office:value="34.7">
            <text:p>34,70 €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07/01/2009</text:date>, <text:time>19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bias Schneider</meta:initial-creator>
    <meta:creation-date>2008-10-31T16:20:40</meta:creation-date>
    <dc:creator>Tobias Schneider</dc:creator>
    <dc:date>2009-07-01T19:59:37</dc:date>
    <meta:editing-cycles>7</meta:editing-cycles>
    <meta:editing-duration>P1DT0H27M49S</meta:editing-duration>
    <meta:user-defined meta:name="Info 1"/>
    <meta:user-defined meta:name="Info 2"/>
    <meta:user-defined meta:name="Info 3"/>
    <meta:user-defined meta:name="Info 4"/>
    <meta:document-statistic meta:table-count="3" meta:cell-count="113"/>
  </office:meta>
</office:document-meta>
</file>